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Code_20_block">
      <style:text-properties fo:color="#000000"/>
    </style:style>
    <style:style style:name="P15" style:family="paragraph" style:parent-style-name="Standard">
      <style:paragraph-properties fo:break-before="page"/>
    </style:style>
    <style:style style:name="P16" style:family="paragraph" style:parent-style-name="Standard" style:list-style-name="List_20_2">
      <style:paragraph-properties fo:text-align="start"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style>
    <style:style style:name="T6" style:family="text">
      <style:text-properties fo:color="#000000" style:font-name="Courier New1" fo:font-size="9pt" style:font-name-asian="Courier New1" style:font-size-asian="9pt" style:font-name-complex="Courier New1" style:font-size-complex="9pt"/>
    </style:style>
    <style:style style:name="T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style:style style:name="T14"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35193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9356236" text:continue-numbering="true" text:style-name="Outline">
        <text:list-item>
          <text:list>
            <text:list-item>
              <text:h text:style-name="Heading_20_2" text:outline-level="2">Node management</text:h>
            </text:list-item>
          </text:list>
        </text:list-item>
      </text:list>
      <text:p text:style-name="P1">Out of the box in JPPF 2.0, each node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9360417"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937197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29362021" text:continue-numbering="true" text:style-name="Outline">
        <text:list-item>
          <text:list>
            <text:list-item>
              <text:list>
                <text:list-item>
                  <text:list>
                    <text:list-item>
                      <text:h text:style-name="P2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2937077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4">}</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9363382"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5">}</text:span></text:p>
      <text:p text:style-name="P8"/>
      <text:p text:style-name="P1">Please note that <text:span text:style-name="Code_20_char">resetTaskCounter()</text:span> is equivalent to <text:span text:style-name="Code_20_char">setTaskCounter(0)</text:span>.</text:p>
      <text:list xml:id="list2938032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5">}</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9371346"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5">}</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9374693"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9375336"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9374042"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29359874"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2935750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9353925"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935746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6">shutdown();</text:span></text:p>
      <text:list xml:id="list29371547"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9">long cpuTime = (Long) wrapper.invoke(JPPFNodeTaskMonitorMBean.MBEAN_NAME,</text:span></text:p>
      <text:p text:style-name="P10"><text:s text:c="4"/>"getTotalTaskCpuTime", (Object[]) null, (String[]) null);</text:p>
      <text:list xml:id="list29360728"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935917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2">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7">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9366982"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5">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9352293" text:continue-numbering="true" text:style-name="Outline">
        <text:list-item>
          <text:list>
            <text:list-item>
              <text:h text:style-name="P19" text:outline-level="2">Server management</text:h>
            </text:list-item>
          </text:list>
        </text:list-item>
      </text:list>
      <text:p text:style-name="P1">Out of the box in JPPF, each server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936482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9355911"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5">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2">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2"/>
      <text:p text:style-name="P9"/>
      <text:list xml:id="list2937972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937898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 {</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oft-page-brea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9360111"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5">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2"/></text:p>
      <text:p text:style-name="Code_20_block"><text:s text:c="4"/><text:span text:style-name="T4">// Get the algorithm's parameters</text:span></text:p>
      <text:p text:style-name="Code_20_block"><text:s text:c="4"/>public TypedProperties getParameters()</text:p>
      <text:p text:style-name="Code_20_block"><text:s text:c="2"/></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0">Notes</text:span>:</text:p>
      <text:p text:style-name="P2"/>
      <text:list xml:id="list29360407" text:style-name="List_20_2">
        <text:list-item>
          <text:p text:style-name="P16">the value of <text:span text:style-name="Code_20_char">algorithm</text:span> is included in the list of algorithm names</text:p>
        </text:list-item>
        <text:list-item>
          <text:p text:style-name="P17"><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4"><text:s text:c="2"/></text:span><text:span text:style-name="T5">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
      <text:p text:style-name="P1">Where:</text:p>
      <text:p text:style-name="P1"/>
      <text:list xml:id="list29382108" text:continue-numbering="true" text:style-name="List_20_2">
        <text:list-item>
          <text:p text:style-name="P17"><text:span text:style-name="Code_20_char">algorithm</text:span> is the name of the algorithm to use. If it is not known to the server, no change occurs.</text:p>
        </text:list-item>
        <text:list-item>
          <text:p text:style-name="P1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9369748" text:continue-list="list29360111" text:style-name="Outline">
        <text:list-item>
          <text:list>
            <text:list-item>
              <text:list>
                <text:list-item>
                  <text:h text:style-name="P20"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9380323"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5">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5">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9369036" text:continue-list="list29382108" text:style-name="List_20_2">
        <text:list-item>
          <text:p text:style-name="P17">if <text:span text:style-name="T3">true</text:span>, then the sub-job is canceled and inserted back into the server queue, for execution at a later time</text:p>
        </text:list-item>
        <text:list-item>
          <text:p text:style-name="P17">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5">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29371401" text:continue-list="list29380323"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4"><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9352982"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4"><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9382800"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4"><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9367669"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9355778" text:style-name="List_20_1">
        <text:list-item>
          <text:p text:style-name="P18">JOB_QUEUED: a new job was submitted to the JPPF driver queue</text:p>
        </text:list-item>
        <text:list-item>
          <text:p text:style-name="P18">JOB_ENDED: a job was completed and sent back to the client</text:p>
        </text:list-item>
        <text:list-item>
          <text:p text:style-name="P18">JOB_DISPATCHED: a sub-job was dispatched to a node</text:p>
        </text:list-item>
        <text:list-item>
          <text:p text:style-name="P18">JOB_RETURNED: a sub job returned from a node</text:p>
        </text:list-item>
        <text:list-item>
          <text:p text:style-name="P18">JOB_UPDATED: one of the job attributes has changed</text:p>
        </text:list-item>
      </text:list>
      <text:list xml:id="list29376330" text:continue-list="list29367669"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9377015"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936535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6">hutdown(2000L, -1L);</text:span></text:p>
      <text:list xml:id="list2936547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list xml:id="list29382290"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8">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2936240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2">wrapper.getProxy(</text:span></text:p>
      <text:p text:style-name="Code_20_block"><text:span text:style-name="T12"><text:s text:c="4"/>DriverJobManagementMBean.</text:span><text:span text:style-name="T7">MBEAN_NAME</text:span><text:span text:style-name="T12">, <text:s/>DriverJobManagementMBean.class);</text:span></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oft-page-break/><text:s text:c="2"/>wrapper.connectAndWait(timeout);</text:p>
      <text:p text:style-name="Code_20_block"><text:s text:c="2"/>MBeanServerConnection mbsc = wrapper.getMbeanConnection();</text:p>
      <text:p text:style-name="Code_20_block"><text:s text:c="2"/>ObjectName objectName = new ObjectName(<text:span text:style-name="T12">DriverJobManagementMBean.</text:span><text:span text:style-name="T7">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29362610"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34M22S</meta:editing-duration>
    <meta:editing-cycles>163</meta:editing-cycles>
    <meta:generator>LibreOffice/3.4$Win32 LibreOffice_project/340m1$Build-402</meta:generator>
    <meta:creation-date>2009-10-13T17:17:32.19</meta:creation-date>
    <dc:date>2012-01-06T09:23:03.12</dc:date>
    <meta:document-statistic meta:table-count="0" meta:image-count="0" meta:object-count="0" meta:page-count="14" meta:paragraph-count="615" meta:word-count="5092" meta:character-count="38089" meta:non-whitespace-character-count="3214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